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34ef" officeooo:paragraph-rsid="000634ef"/>
    </style:style>
    <style:style style:name="P2" style:family="paragraph" style:parent-style-name="Standard">
      <style:text-properties officeooo:rsid="0008efcc" officeooo:paragraph-rsid="0008efcc"/>
    </style:style>
    <style:style style:name="T1" style:family="text">
      <style:text-properties officeooo:rsid="0007a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and User Manual for the Artist Portfolio Management Program</text:p>
      <text:p text:style-name="P1"/>
      <text:p text:style-name="P1">ver <text:s/>alpha1 13 Jan 2020 – Chris Rehm </text:p>
      <text:p text:style-name="P1"/>
      <text:p text:style-name="P1"/>
      <text:p text:style-name="P1">1. Purpose:</text:p>
      <text:p text:style-name="P1"/>
      <text:p text:style-name="P1"><text:tab/><text:span text:style-name="T1">This program is used to manage data for a portfolio of works by an artist. It can store descriptions, work names date and place created, <text:s/>which galleries display the work, prices etc, as well as create <text:s/>CSV files ( that can be imported to excel or libreoffice spreadsheet documents) and PDFS ( coming shortly, by 20 Jan 2020) of each individual work, for catalogs and information sheets for handout at shows fairs , to interested galleries etc.</text:span></text:p>
      <text:p text:style-name="P1"/>
      <text:p text:style-name="P1"><text:s/><text:tab/><text:span text:style-name="T1">Inspiration: <text:s/>I started developing this program when i realized that with 60 paintings in my portfolio, and various photos, and written documents i needed a better management system for <text:s/>this data. </text:span></text:p>
      <text:p text:style-name="P1"/>
      <text:p text:style-name="P1">2. Installation:</text:p>
      <text:p text:style-name="P1"/>
      <text:p text:style-name="P1"><text:tab/><text:span text:style-name="T1">This program is written in Python 3.5 and requires wxPython 4.0 ( or higher) <text:s/>widgets to function. It should install on all debian systems, and most likely redhat, and mac systems. It uses alot of system commands to function and needs a seperate version to run on windows. Contact me if you are interested in working on this.</text:span></text:p>
      <text:p text:style-name="P1"/>
      <text:p text:style-name="P2">Basically you intall wx Python with pip3. <text:s/>Python3.x should come with your system.</text:p>
      <text:p text:style-name="P1"/>
      <text:p text:style-name="P1">3. <text:s/>Set Up:</text:p>
      <text:p text:style-name="P1"/>
      <text:p text:style-name="P1">4: Menu Tasks:</text:p>
      <text:p text:style-name="P1"/>
      <text:p text:style-name="P1">5: Screen Tasks:</text:p>
      <text:p text:style-name="P1"/>
      <text:p text:style-name="P1">6. Planned Future Features:</text:p>
      <text:p text:style-name="P1"/>
      <text:p text:style-name="P1">7. Bug Report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Rehm</meta:initial-creator>
    <meta:creation-date>2020-01-13T13:58:36.049691718</meta:creation-date>
    <dc:date>2020-01-13T14:15:00.750590960</dc:date>
    <dc:creator>Christopher Rehm</dc:creator>
    <meta:editing-duration>PT6M17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3" meta:word-count="216" meta:character-count="1275" meta:non-whitespace-character-count="1057"/>
  </office:meta>
</office:document-meta>
</file>